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1" style:family="text">
      <style:text-properties fo:color="#8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xit a tunnel to start the level</text:p>
      <text:p text:style-name="Standard"/>
      <text:p text:style-name="Standard">Stage 1</text:p>
      <text:p text:style-name="Standard">Abandoned logging Shacks</text:p>
      <text:p text:style-name="Standard">Fight few zombies and scare some crows.</text:p>
      <text:p text:style-name="Standard">Gate Blocks Exit</text:p>
      <text:p text:style-name="Standard">You can see the temporary bridge from the clifftop</text:p>
      <text:p text:style-name="Standard">Secret door under one building with switch to open gate</text:p>
      <text:p text:style-name="Standard">Get attacked by group of zombies – <text:span text:style-name="T1">Small assault</text:span></text:p>
      <text:p text:style-name="Standard"/>
      <text:p text:style-name="Standard">Stage 2</text:p>
      <text:p text:style-name="Standard">Get sptted by flying droids while walking down the road.</text:p>
      <text:p text:style-name="Standard">Fight a few combine soldiers <text:s/>to get down the cliff and onto the power plant</text:p>
      <text:p text:style-name="Standard">Slow exploration period with few guards.</text:p>
      <text:p text:style-name="Standard">Secret entrance grate behind some boxes.</text:p>
      <text:p text:style-name="Standard">Sneak in and open door for Alyx?</text:p>
      <text:p text:style-name="Standard">Enter and explore power station.</text:p>
      <text:p text:style-name="Standard"/>
      <text:p text:style-name="Standard">Stage 3</text:p>
      <text:p text:style-name="Standard">Enter turbine room on the first floor. <text:s/>Exits are locked.</text:p>
      <text:p text:style-name="Standard">When you get to the middle of the room <text:span text:style-name="T1">large assault</text:span> happens</text:p>
      <text:p text:style-name="Standard">Enemies smash windows at the top, rush out onto a raised catwalk, <text:s/>more enemies rush through doors at the sides of the room.</text:p>
      <text:p text:style-name="Standard">Defeat enemies and a door is now open to the control room. <text:s/>Use switch – open dam and destroy temp bridge. <text:s/>Also opens the door to the next area.</text:p>
      <text:p text:style-name="Standard"/>
      <text:p text:style-name="Standard">Stage 4</text:p>
      <text:p text:style-name="Standard">In the courtyard to the north you get attacked by a helicopter gunship and some more combine guards.</text:p>
      <text:p text:style-name="Standard">Defeated helo crashes onto the gate to open the path to the level exit.</text:p>
      <text:p text:style-name="Standard"/>
      <text:p text:style-name="Standard">Win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CA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w </meta:initial-creator>
    <meta:creation-date>2015-02-01T10:00:59</meta:creation-date>
    <dc:date>2015-02-02T00:16:31</dc:date>
    <dc:creator>Andrew </dc:creator>
    <meta:editing-duration>PT13H30M2S</meta:editing-duration>
    <meta:editing-cycles>2</meta:editing-cycles>
    <meta:generator>LibreOffice/3.5$Linux_X86_64 LibreOffice_project/350m1$Build-2</meta:generator>
    <meta:document-statistic meta:table-count="0" meta:image-count="0" meta:object-count="0" meta:page-count="1" meta:paragraph-count="24" meta:word-count="212" meta:character-count="1128" meta:non-whitespace-character-count="935"/>
  </office:meta>
</office:document-meta>
</file>